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f4e6" officeooo:paragraph-rsid="0003f4e6"/>
    </style:style>
    <style:style style:name="P2" style:family="paragraph" style:parent-style-name="Standard" style:list-style-name="L1">
      <style:text-properties officeooo:rsid="0003f4e6" officeooo:paragraph-rsid="0003f4e6"/>
    </style:style>
    <style:style style:name="P3" style:family="paragraph" style:parent-style-name="Standard" style:list-style-name="L1">
      <style:text-properties officeooo:rsid="0003f4e6" officeooo:paragraph-rsid="00057e89"/>
    </style:style>
    <style:style style:name="P4" style:family="paragraph" style:parent-style-name="Standard" style:list-style-name="L1">
      <style:text-properties officeooo:rsid="0004c051" officeooo:paragraph-rsid="0004c051"/>
    </style:style>
    <style:style style:name="P5" style:family="paragraph" style:parent-style-name="Standard" style:list-style-name="L1">
      <style:text-properties officeooo:rsid="00057e89" officeooo:paragraph-rsid="00066c45"/>
    </style:style>
    <style:style style:name="P6" style:family="paragraph" style:parent-style-name="Standard" style:list-style-name="L1">
      <style:text-properties officeooo:rsid="00057e89" officeooo:paragraph-rsid="00084208"/>
    </style:style>
    <style:style style:name="P7" style:family="paragraph" style:parent-style-name="Standard" style:list-style-name="L1">
      <style:text-properties officeooo:rsid="00066c45" officeooo:paragraph-rsid="00066c45"/>
    </style:style>
    <style:style style:name="P8" style:family="paragraph" style:parent-style-name="Standard" style:list-style-name="L1">
      <style:text-properties officeooo:rsid="00066c45" officeooo:paragraph-rsid="00084208"/>
    </style:style>
    <style:style style:name="P9" style:family="paragraph" style:parent-style-name="Standard" style:list-style-name="L1">
      <style:text-properties officeooo:rsid="00084208" officeooo:paragraph-rsid="00084208"/>
    </style:style>
    <style:style style:name="P10" style:family="paragraph" style:parent-style-name="Standard" style:list-style-name="L1">
      <style:text-properties officeooo:rsid="000acc9e" officeooo:paragraph-rsid="000acc9e"/>
    </style:style>
    <style:style style:name="T1" style:family="text">
      <style:text-properties officeooo:rsid="0004c051"/>
    </style:style>
    <style:style style:name="T2" style:family="text">
      <style:text-properties officeooo:rsid="00057e89"/>
    </style:style>
    <style:style style:name="T3" style:family="text">
      <style:text-properties officeooo:rsid="00066c45"/>
    </style:style>
    <style:style style:name="T4" style:family="text">
      <style:text-properties officeooo:rsid="00084208"/>
    </style:style>
    <style:style style:name="T5" style:family="text">
      <style:text-properties officeooo:rsid="000acc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eens <text:span text:style-name="T4">+ operations</text:span></text:p>
      <text:list xml:id="list3468010226221499506" text:style-name="L1">
        <text:list-item>
          <text:p text:style-name="P2">Home</text:p>
        </text:list-item>
        <text:list-item>
          <text:p text:style-name="P2">Login</text:p>
        </text:list-item>
      </text:list>
      <text:p text:style-name="P1"/>
      <text:p text:style-name="P1"><text:tab/>After Login</text:p>
      <text:list xml:id="list160535062110292" text:continue-numbering="true" text:style-name="L1">
        <text:list-item>
          <text:p text:style-name="P3"><text:span text:style-name="T2">Create survey Page</text:span></text:p>
          <text:list>
            <text:list-item>
              <text:p text:style-name="P3">List of created surveys in different folders</text:p>
            </text:list-item>
            <text:list-item>
              <text:p text:style-name="P2"><text:span text:style-name="T2">C</text:span>reate survey option</text:p>
            </text:list-item>
          </text:list>
        </text:list-item>
        <text:list-item>
          <text:p text:style-name="P2"><text:span text:style-name="T2">A</text:span>dd question <text:span text:style-name="T1">page</text:span></text:p>
          <text:list>
            <text:list-item>
              <text:p text:style-name="P4">each question page should have add logic button </text:p>
            </text:list-item>
            <text:list-item>
              <text:p text:style-name="P4">add action button</text:p>
            </text:list-item>
            <text:list-item>
              <text:p text:style-name="P4"><text:span text:style-name="T2">A</text:span>ns choices</text:p>
              <text:list>
                <text:list-item>
                  <text:p text:style-name="P4">flags and value boxes</text:p>
                </text:list-item>
              </text:list>
            </text:list-item>
          </text:list>
        </text:list-item>
        <text:list-item>
          <text:p text:style-name="P4"><text:s/><text:span text:style-name="T2">Logic Page</text:span></text:p>
          <text:list>
            <text:list-item>
              <text:p text:style-name="P5">shows list of already created variables </text:p>
            </text:list-item>
            <text:list-item>
              <text:p text:style-name="P5">On selecting the variable list of already assigned values will appear <text:span text:style-name="T3">preceded by a operator box containing values like “=” , “!=” and others if needed</text:span></text:p>
            </text:list-item>
            <text:list-item>
              <text:p text:style-name="P5">once the value is selected it will be inserted in the query box <text:span text:style-name="T3">(eg c1 = 5)</text:span></text:p>
            </text:list-item>
            <text:list-item>
              <text:p text:style-name="P5">user can insert more variables in the query box separated by “AND” <text:span text:style-name="T3">or </text:span>“OR” operato<text:span text:style-name="T3">r</text:span></text:p>
            </text:list-item>
            <text:list-item>
              <text:p text:style-name="P6">we can create a condition check flag column in our data model. Only if the flag is set conditions will be checked before displaying the question <text:span text:style-name="T3">(save time as very few questions will have conditional display)</text:span>.</text:p>
            </text:list-item>
            <text:list-item>
              <text:p text:style-name="P6"><text:s/><text:span text:style-name="T4">Below that will be a drop box which will contain list of following questions and thank you page.</text:span></text:p>
            </text:list-item>
            <text:list-item>
              <text:p text:style-name="P9">Control will jump to the selected question.</text:p>
            </text:list-item>
          </text:list>
        </text:list-item>
        <text:list-item>
          <text:p text:style-name="P7">Action Page</text:p>
          <text:list>
            <text:list-item>
              <text:p text:style-name="P8">user will get to select one of the predefine grids (each cell will hold a media) <text:span text:style-name="T4">that will be displayed simultaneously. (1x1 or 3x1 or 2x2 etc)</text:span></text:p>
            </text:list-item>
            <text:list-item>
              <text:p text:style-name="P9">assigning sequence number</text:p>
            </text:list-item>
            <text:list-item>
              <text:p text:style-name="P9">display time</text:p>
            </text:list-item>
            <text:list-item>
              <text:p text:style-name="P9">add another action button etc</text:p>
            </text:list-item>
          </text:list>
        </text:list-item>
        <text:list-item>
          <text:p text:style-name="P9">Display <text:span text:style-name="T5">questionnaire</text:span> to user</text:p>
          <text:list>
            <text:list-item>
              <text:p text:style-name="P10">display question</text:p>
            </text:list-item>
            <text:list-item>
              <text:p text:style-name="P10">options (without flags)</text:p>
            </text:list-item>
            <text:list-item>
              <text:p text:style-name="P10">actions with next button</text:p>
            </text:list-item>
            <text:list-item>
              <text:p text:style-name="P9">record response</text:p>
            </text:list-item>
            <text:list-item>
              <text:p text:style-name="P9">store flag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tafa </meta:initial-creator>
    <meta:creation-date>2014-04-09T14:47:06.619260855</meta:creation-date>
    <dc:date>2014-04-09T16:05:33.466511706</dc:date>
    <dc:creator>Mustafa </dc:creator>
    <meta:editing-duration>PT1M45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31" meta:word-count="252" meta:character-count="1342" meta:non-whitespace-character-count="1145"/>
  </office:meta>
</office:document-meta>
</file>